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omprimento_sepala" table:style-name="ce1">
            <text:p>comprimento_sepala</text:p>
          </table:table-cell>
          <table:table-cell office:value-type="string" office:value="largura_sepala" table:style-name="ce1">
            <text:p>largura_sepala</text:p>
          </table:table-cell>
          <table:table-cell office:value-type="string" office:value="comprimento_petala" table:style-name="ce1">
            <text:p>comprimento_petala</text:p>
          </table:table-cell>
          <table:table-cell office:value-type="string" office:value="largura_petala" table:style-name="ce1">
            <text:p>largura_petala</text:p>
          </table:table-cell>
          <table:table-cell office:value-type="string" office:value="especies" table:style-name="ce1">
            <text:p>especies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